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y_20_of_20_ITB_5f_defi_5f_tokens_5f_to_5f_ethereum_5f_market_5f_cap_5f_ratio_5f_2021-07-28T18_5f_19_5f_15.776Z">
      <style:table-properties table:display="true" style:writing-mode="lr-tb"/>
    </style:style>
    <style:style style:name="ta2" style:family="table" style:master-page-name="PageStyle_5f_ITB_5f_defi_5f_tokens_5f_to_5f_ethereum_5f_market_5f_cap_5f_ratio_5f_2021-07-28T18_5f_19_5f_15.776Z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y of ITB_defi_tokens_to_ethereum_market_cap_ratio_2021-07-28T18_19_15.776Z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Uniswap</text:p>
          </table:table-cell>
          <table:table-cell table:style-name="ce1" office:value-type="string" calcext:value-type="string">
            <text:p>Wrapped Bitcoin</text:p>
          </table:table-cell>
          <table:table-cell table:style-name="ce1" office:value-type="string" calcext:value-type="string">
            <text:p>Dai</text:p>
          </table:table-cell>
          <table:table-cell table:style-name="ce1" office:value-type="string" calcext:value-type="string">
            <text:p>Aave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Other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6-29" calcext:value-type="date">
            <text:p>2021-06-29 0:00:00</text:p>
          </table:table-cell>
          <table:table-cell table:style-name="ce1" office:value-type="float" office:value="0.0430636979246401" calcext:value-type="float">
            <text:p>0.04306369792464</text:p>
          </table:table-cell>
          <table:table-cell table:style-name="ce1" office:value-type="float" office:value="0.0277181806881125" calcext:value-type="float">
            <text:p>0.027718180688113</text:p>
          </table:table-cell>
          <table:table-cell table:style-name="ce1" office:value-type="float" office:value="0.0207218066883852" calcext:value-type="float">
            <text:p>0.020721806688385</text:p>
          </table:table-cell>
          <table:table-cell table:style-name="ce1" office:value-type="float" office:value="0.012469514350069" calcext:value-type="float">
            <text:p>0.012469514350069</text:p>
          </table:table-cell>
          <table:table-cell table:style-name="ce1" office:value-type="float" office:value="0.00990279547358101" calcext:value-type="float">
            <text:p>0.009902795473581</text:p>
          </table:table-cell>
          <table:table-cell table:style-name="ce1" office:value-type="float" office:value="0.0752497093840409" calcext:value-type="float">
            <text:p>0.0752497093840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6-30" calcext:value-type="date">
            <text:p>2021-06-30 0:00:00</text:p>
          </table:table-cell>
          <table:table-cell table:style-name="ce1" office:value-type="float" office:value="0.0402162415303879" calcext:value-type="float">
            <text:p>0.040216241530388</text:p>
          </table:table-cell>
          <table:table-cell table:style-name="ce1" office:value-type="float" office:value="0.0268222783371239" calcext:value-type="float">
            <text:p>0.026822278337124</text:p>
          </table:table-cell>
          <table:table-cell table:style-name="ce1" office:value-type="float" office:value="0.0211892574936568" calcext:value-type="float">
            <text:p>0.021189257493657</text:p>
          </table:table-cell>
          <table:table-cell table:style-name="ce1" office:value-type="float" office:value="0.0114242880683805" calcext:value-type="float">
            <text:p>0.011424288068381</text:p>
          </table:table-cell>
          <table:table-cell table:style-name="ce1" office:value-type="float" office:value="0.00933408845179746" calcext:value-type="float">
            <text:p>0.009334088451797</text:p>
          </table:table-cell>
          <table:table-cell table:style-name="ce1" office:value-type="float" office:value="0.0741529678132317" calcext:value-type="float">
            <text:p>0.0741529678132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1" calcext:value-type="date">
            <text:p>2021-07-01 0:00:00</text:p>
          </table:table-cell>
          <table:table-cell table:style-name="ce1" office:value-type="float" office:value="0.0408959778441726" calcext:value-type="float">
            <text:p>0.040895977844173</text:p>
          </table:table-cell>
          <table:table-cell table:style-name="ce1" office:value-type="float" office:value="0.0259406126114486" calcext:value-type="float">
            <text:p>0.025940612611449</text:p>
          </table:table-cell>
          <table:table-cell table:style-name="ce1" office:value-type="float" office:value="0.0213572537912973" calcext:value-type="float">
            <text:p>0.021357253791297</text:p>
          </table:table-cell>
          <table:table-cell table:style-name="ce1" office:value-type="float" office:value="0.0118891207622444" calcext:value-type="float">
            <text:p>0.011889120762244</text:p>
          </table:table-cell>
          <table:table-cell table:style-name="ce1" office:value-type="float" office:value="0.00948926542039774" calcext:value-type="float">
            <text:p>0.009489265420398</text:p>
          </table:table-cell>
          <table:table-cell table:style-name="ce1" office:value-type="float" office:value="0.0754881798031343" calcext:value-type="float">
            <text:p>0.0754881798031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2" calcext:value-type="date">
            <text:p>2021-07-02 0:00:00</text:p>
          </table:table-cell>
          <table:table-cell table:style-name="ce1" office:value-type="float" office:value="0.0416892584237258" calcext:value-type="float">
            <text:p>0.041689258423726</text:p>
          </table:table-cell>
          <table:table-cell table:style-name="ce1" office:value-type="float" office:value="0.0272158559871993" calcext:value-type="float">
            <text:p>0.027215855987199</text:p>
          </table:table-cell>
          <table:table-cell table:style-name="ce1" office:value-type="float" office:value="0.0222344423231483" calcext:value-type="float">
            <text:p>0.022234442323148</text:p>
          </table:table-cell>
          <table:table-cell table:style-name="ce1" office:value-type="float" office:value="0.0120567246959329" calcext:value-type="float">
            <text:p>0.012056724695933</text:p>
          </table:table-cell>
          <table:table-cell table:style-name="ce1" office:value-type="float" office:value="0.00938084299770833" calcext:value-type="float">
            <text:p>0.009380842997708</text:p>
          </table:table-cell>
          <table:table-cell table:style-name="ce1" office:value-type="float" office:value="0.0762613420887415" calcext:value-type="float">
            <text:p>0.0762613420887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3" calcext:value-type="date">
            <text:p>2021-07-03 0:00:00</text:p>
          </table:table-cell>
          <table:table-cell table:style-name="ce1" office:value-type="float" office:value="0.0438420600914771" calcext:value-type="float">
            <text:p>0.043842060091477</text:p>
          </table:table-cell>
          <table:table-cell table:style-name="ce1" office:value-type="float" office:value="0.0268006797058971" calcext:value-type="float">
            <text:p>0.026800679705897</text:p>
          </table:table-cell>
          <table:table-cell table:style-name="ce1" office:value-type="float" office:value="0.0208883121550491" calcext:value-type="float">
            <text:p>0.020888312155049</text:p>
          </table:table-cell>
          <table:table-cell table:style-name="ce1" office:value-type="float" office:value="0.0132234242718792" calcext:value-type="float">
            <text:p>0.013223424271879</text:p>
          </table:table-cell>
          <table:table-cell table:style-name="ce1" office:value-type="float" office:value="0.00969695713363599" calcext:value-type="float">
            <text:p>0.009696957133636</text:p>
          </table:table-cell>
          <table:table-cell table:style-name="ce1" office:value-type="float" office:value="0.0769547349930525" calcext:value-type="float">
            <text:p>0.07695473499305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4" calcext:value-type="date">
            <text:p>2021-07-04 0:00:00</text:p>
          </table:table-cell>
          <table:table-cell table:style-name="ce1" office:value-type="float" office:value="0.0468508148635184" calcext:value-type="float">
            <text:p>0.046850814863518</text:p>
          </table:table-cell>
          <table:table-cell table:style-name="ce1" office:value-type="float" office:value="0.0259163256376582" calcext:value-type="float">
            <text:p>0.025916325637658</text:p>
          </table:table-cell>
          <table:table-cell table:style-name="ce1" office:value-type="float" office:value="0.0201004500698824" calcext:value-type="float">
            <text:p>0.020100450069882</text:p>
          </table:table-cell>
          <table:table-cell table:style-name="ce1" office:value-type="float" office:value="0.0137308429519403" calcext:value-type="float">
            <text:p>0.01373084295194</text:p>
          </table:table-cell>
          <table:table-cell table:style-name="ce1" office:value-type="float" office:value="0.00905406476459526" calcext:value-type="float">
            <text:p>0.009054064764595</text:p>
          </table:table-cell>
          <table:table-cell table:style-name="ce1" office:value-type="float" office:value="0.0776254261348213" calcext:value-type="float">
            <text:p>0.0776254261348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5" calcext:value-type="date">
            <text:p>2021-07-05 0:00:00</text:p>
          </table:table-cell>
          <table:table-cell table:style-name="ce1" office:value-type="float" office:value="0.0448489206986067" calcext:value-type="float">
            <text:p>0.044848920698607</text:p>
          </table:table-cell>
          <table:table-cell table:style-name="ce1" office:value-type="float" office:value="0.0252886387626578" calcext:value-type="float">
            <text:p>0.025288638762658</text:p>
          </table:table-cell>
          <table:table-cell table:style-name="ce1" office:value-type="float" office:value="0.0208965171506217" calcext:value-type="float">
            <text:p>0.020896517150622</text:p>
          </table:table-cell>
          <table:table-cell table:style-name="ce1" office:value-type="float" office:value="0.0136932112972822" calcext:value-type="float">
            <text:p>0.013693211297282</text:p>
          </table:table-cell>
          <table:table-cell table:style-name="ce1" office:value-type="float" office:value="0.00886333180413274" calcext:value-type="float">
            <text:p>0.008863331804133</text:p>
          </table:table-cell>
          <table:table-cell table:style-name="ce1" office:value-type="float" office:value="0.0790471363574614" calcext:value-type="float">
            <text:p>0.0790471363574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6" calcext:value-type="date">
            <text:p>2021-07-06 0:00:00</text:p>
          </table:table-cell>
          <table:table-cell table:style-name="ce1" office:value-type="float" office:value="0.0512728701148856" calcext:value-type="float">
            <text:p>0.051272870114886</text:p>
          </table:table-cell>
          <table:table-cell table:style-name="ce1" office:value-type="float" office:value="0.0253914426344631" calcext:value-type="float">
            <text:p>0.025391442634463</text:p>
          </table:table-cell>
          <table:table-cell table:style-name="ce1" office:value-type="float" office:value="0.0206936186052881" calcext:value-type="float">
            <text:p>0.020693618605288</text:p>
          </table:table-cell>
          <table:table-cell table:style-name="ce1" office:value-type="float" office:value="0.0160193100411356" calcext:value-type="float">
            <text:p>0.016019310041136</text:p>
          </table:table-cell>
          <table:table-cell table:style-name="ce1" office:value-type="float" office:value="0.0089227538430563" calcext:value-type="float">
            <text:p>0.008922753843056</text:p>
          </table:table-cell>
          <table:table-cell table:style-name="ce1" office:value-type="float" office:value="0.0836480866697861" calcext:value-type="float">
            <text:p>0.0836480866697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7" calcext:value-type="date">
            <text:p>2021-07-07 0:00:00</text:p>
          </table:table-cell>
          <table:table-cell table:style-name="ce1" office:value-type="float" office:value="0.0491749802573339" calcext:value-type="float">
            <text:p>0.049174980257334</text:p>
          </table:table-cell>
          <table:table-cell table:style-name="ce1" office:value-type="float" office:value="0.0244486995388744" calcext:value-type="float">
            <text:p>0.024448699538874</text:p>
          </table:table-cell>
          <table:table-cell table:style-name="ce1" office:value-type="float" office:value="0.0200217737553245" calcext:value-type="float">
            <text:p>0.020021773755325</text:p>
          </table:table-cell>
          <table:table-cell table:style-name="ce1" office:value-type="float" office:value="0.0152342702381303" calcext:value-type="float">
            <text:p>0.01523427023813</text:p>
          </table:table-cell>
          <table:table-cell table:style-name="ce1" office:value-type="float" office:value="0.00919009340863019" calcext:value-type="float">
            <text:p>0.00919009340863</text:p>
          </table:table-cell>
          <table:table-cell table:style-name="ce1" office:value-type="float" office:value="0.0805590892616845" calcext:value-type="float">
            <text:p>0.0805590892616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8" calcext:value-type="date">
            <text:p>2021-07-08 0:00:00</text:p>
          </table:table-cell>
          <table:table-cell table:style-name="ce1" office:value-type="float" office:value="0.0473061632468391" calcext:value-type="float">
            <text:p>0.047306163246839</text:p>
          </table:table-cell>
          <table:table-cell table:style-name="ce1" office:value-type="float" office:value="0.0252739106737194" calcext:value-type="float">
            <text:p>0.025273910673719</text:p>
          </table:table-cell>
          <table:table-cell table:style-name="ce1" office:value-type="float" office:value="0.0213673275578028" calcext:value-type="float">
            <text:p>0.021367327557803</text:p>
          </table:table-cell>
          <table:table-cell table:style-name="ce1" office:value-type="float" office:value="0.0151757054343412" calcext:value-type="float">
            <text:p>0.015175705434341</text:p>
          </table:table-cell>
          <table:table-cell table:style-name="ce1" office:value-type="float" office:value="0.00918986209986039" calcext:value-type="float">
            <text:p>0.00918986209986</text:p>
          </table:table-cell>
          <table:table-cell table:style-name="ce1" office:value-type="float" office:value="0.0809020130834046" calcext:value-type="float">
            <text:p>0.0809020130834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9" calcext:value-type="date">
            <text:p>2021-07-09 0:00:00</text:p>
          </table:table-cell>
          <table:table-cell table:style-name="ce1" office:value-type="float" office:value="0.0497787523993061" calcext:value-type="float">
            <text:p>0.049778752399306</text:p>
          </table:table-cell>
          <table:table-cell table:style-name="ce1" office:value-type="float" office:value="0.0269931330108069" calcext:value-type="float">
            <text:p>0.026993133010807</text:p>
          </table:table-cell>
          <table:table-cell table:style-name="ce1" office:value-type="float" office:value="0.0219440066541975" calcext:value-type="float">
            <text:p>0.021944006654198</text:p>
          </table:table-cell>
          <table:table-cell table:style-name="ce1" office:value-type="float" office:value="0.0155597667081112" calcext:value-type="float">
            <text:p>0.015559766708111</text:p>
          </table:table-cell>
          <table:table-cell table:style-name="ce1" office:value-type="float" office:value="0.00934121645532681" calcext:value-type="float">
            <text:p>0.009341216455327</text:p>
          </table:table-cell>
          <table:table-cell table:style-name="ce1" office:value-type="float" office:value="0.0841125400229274" calcext:value-type="float">
            <text:p>0.0841125400229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0" calcext:value-type="date">
            <text:p>2021-07-10 0:00:00</text:p>
          </table:table-cell>
          <table:table-cell table:style-name="ce1" office:value-type="float" office:value="0.047423532870559" calcext:value-type="float">
            <text:p>0.047423532870559</text:p>
          </table:table-cell>
          <table:table-cell table:style-name="ce1" office:value-type="float" office:value="0.0265575667146508" calcext:value-type="float">
            <text:p>0.026557566714651</text:p>
          </table:table-cell>
          <table:table-cell table:style-name="ce1" office:value-type="float" office:value="0.0222799429762166" calcext:value-type="float">
            <text:p>0.022279942976217</text:p>
          </table:table-cell>
          <table:table-cell table:style-name="ce1" office:value-type="float" office:value="0.0151292540521892" calcext:value-type="float">
            <text:p>0.015129254052189</text:p>
          </table:table-cell>
          <table:table-cell table:style-name="ce1" office:value-type="float" office:value="0.0091870913235881" calcext:value-type="float">
            <text:p>0.009187091323588</text:p>
          </table:table-cell>
          <table:table-cell table:style-name="ce1" office:value-type="float" office:value="0.0830732078948019" calcext:value-type="float">
            <text:p>0.0830732078948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1" calcext:value-type="date">
            <text:p>2021-07-11 0:00:00</text:p>
          </table:table-cell>
          <table:table-cell table:style-name="ce1" office:value-type="float" office:value="0.0487823901004747" calcext:value-type="float">
            <text:p>0.048782390100475</text:p>
          </table:table-cell>
          <table:table-cell table:style-name="ce1" office:value-type="float" office:value="0.0272092662160776" calcext:value-type="float">
            <text:p>0.027209266216078</text:p>
          </table:table-cell>
          <table:table-cell table:style-name="ce1" office:value-type="float" office:value="0.0219868257865287" calcext:value-type="float">
            <text:p>0.021986825786529</text:p>
          </table:table-cell>
          <table:table-cell table:style-name="ce1" office:value-type="float" office:value="0.0157727409128124" calcext:value-type="float">
            <text:p>0.015772740912812</text:p>
          </table:table-cell>
          <table:table-cell table:style-name="ce1" office:value-type="float" office:value="0.00924421105565771" calcext:value-type="float">
            <text:p>0.009244211055658</text:p>
          </table:table-cell>
          <table:table-cell table:style-name="ce1" office:value-type="float" office:value="0.084892205819058" calcext:value-type="float">
            <text:p>0.0848922058190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2" calcext:value-type="date">
            <text:p>2021-07-12 0:00:00</text:p>
          </table:table-cell>
          <table:table-cell table:style-name="ce1" office:value-type="float" office:value="0.0471616733517338" calcext:value-type="float">
            <text:p>0.047161673351734</text:p>
          </table:table-cell>
          <table:table-cell table:style-name="ce1" office:value-type="float" office:value="0.0267202633036656" calcext:value-type="float">
            <text:p>0.026720263303666</text:p>
          </table:table-cell>
          <table:table-cell table:style-name="ce1" office:value-type="float" office:value="0.0225846472302264" calcext:value-type="float">
            <text:p>0.022584647230226</text:p>
          </table:table-cell>
          <table:table-cell table:style-name="ce1" office:value-type="float" office:value="0.0156850271157197" calcext:value-type="float">
            <text:p>0.01568502711572</text:p>
          </table:table-cell>
          <table:table-cell table:style-name="ce1" office:value-type="float" office:value="0.00891042561023543" calcext:value-type="float">
            <text:p>0.008910425610235</text:p>
          </table:table-cell>
          <table:table-cell table:style-name="ce1" office:value-type="float" office:value="0.0847298949622751" calcext:value-type="float">
            <text:p>0.0847298949622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3" calcext:value-type="date">
            <text:p>2021-07-13 0:00:00</text:p>
          </table:table-cell>
          <table:table-cell table:style-name="ce1" office:value-type="float" office:value="0.0478125639455204" calcext:value-type="float">
            <text:p>0.04781256394552</text:p>
          </table:table-cell>
          <table:table-cell table:style-name="ce1" office:value-type="float" office:value="0.0278470481638834" calcext:value-type="float">
            <text:p>0.027847048163883</text:p>
          </table:table-cell>
          <table:table-cell table:style-name="ce1" office:value-type="float" office:value="0.0242134885688259" calcext:value-type="float">
            <text:p>0.024213488568826</text:p>
          </table:table-cell>
          <table:table-cell table:style-name="ce1" office:value-type="float" office:value="0.0160219599573436" calcext:value-type="float">
            <text:p>0.016021959957344</text:p>
          </table:table-cell>
          <table:table-cell table:style-name="ce1" office:value-type="float" office:value="0.009040416840613" calcext:value-type="float">
            <text:p>0.009040416840613</text:p>
          </table:table-cell>
          <table:table-cell table:style-name="ce1" office:value-type="float" office:value="0.0861907300503748" calcext:value-type="float">
            <text:p>0.0861907300503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4" calcext:value-type="date">
            <text:p>2021-07-14 0:00:00</text:p>
          </table:table-cell>
          <table:table-cell table:style-name="ce1" office:value-type="float" office:value="0.0468112313957775" calcext:value-type="float">
            <text:p>0.046811231395778</text:p>
          </table:table-cell>
          <table:table-cell table:style-name="ce1" office:value-type="float" office:value="0.02842768507916" calcext:value-type="float">
            <text:p>0.02842768507916</text:p>
          </table:table-cell>
          <table:table-cell table:style-name="ce1" office:value-type="float" office:value="0.0235642015181549" calcext:value-type="float">
            <text:p>0.023564201518155</text:p>
          </table:table-cell>
          <table:table-cell table:style-name="ce1" office:value-type="float" office:value="0.0160567672405371" calcext:value-type="float">
            <text:p>0.016056767240537</text:p>
          </table:table-cell>
          <table:table-cell table:style-name="ce1" office:value-type="float" office:value="0.00935727129363077" calcext:value-type="float">
            <text:p>0.009357271293631</text:p>
          </table:table-cell>
          <table:table-cell table:style-name="ce1" office:value-type="float" office:value="0.0863061578177418" calcext:value-type="float">
            <text:p>0.0863061578177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5" calcext:value-type="date">
            <text:p>2021-07-15 0:00:00</text:p>
          </table:table-cell>
          <table:table-cell table:style-name="ce1" office:value-type="float" office:value="0.0438492998584219" calcext:value-type="float">
            <text:p>0.043849299858422</text:p>
          </table:table-cell>
          <table:table-cell table:style-name="ce1" office:value-type="float" office:value="0.0273443966530846" calcext:value-type="float">
            <text:p>0.027344396653085</text:p>
          </table:table-cell>
          <table:table-cell table:style-name="ce1" office:value-type="float" office:value="0.0240108530408803" calcext:value-type="float">
            <text:p>0.02401085304088</text:p>
          </table:table-cell>
          <table:table-cell table:style-name="ce1" office:value-type="float" office:value="0.0150730736477478" calcext:value-type="float">
            <text:p>0.015073073647748</text:p>
          </table:table-cell>
          <table:table-cell table:style-name="ce1" office:value-type="float" office:value="0.00864720177595605" calcext:value-type="float">
            <text:p>0.008647201775956</text:p>
          </table:table-cell>
          <table:table-cell table:style-name="ce1" office:value-type="float" office:value="0.0839319700669602" calcext:value-type="float">
            <text:p>0.083931970066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6" calcext:value-type="date">
            <text:p>2021-07-16 0:00:00</text:p>
          </table:table-cell>
          <table:table-cell table:style-name="ce1" office:value-type="float" office:value="0.0444992869570698" calcext:value-type="float">
            <text:p>0.04449928695707</text:p>
          </table:table-cell>
          <table:table-cell table:style-name="ce1" office:value-type="float" office:value="0.0276344745745256" calcext:value-type="float">
            <text:p>0.027634474574526</text:p>
          </table:table-cell>
          <table:table-cell table:style-name="ce1" office:value-type="float" office:value="0.0251057516547905" calcext:value-type="float">
            <text:p>0.025105751654791</text:p>
          </table:table-cell>
          <table:table-cell table:style-name="ce1" office:value-type="float" office:value="0.015417186125771" calcext:value-type="float">
            <text:p>0.015417186125771</text:p>
          </table:table-cell>
          <table:table-cell table:style-name="ce1" office:value-type="float" office:value="0.00850427854021024" calcext:value-type="float">
            <text:p>0.00850427854021</text:p>
          </table:table-cell>
          <table:table-cell table:style-name="ce1" office:value-type="float" office:value="0.0848827236954026" calcext:value-type="float">
            <text:p>0.0848827236954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7" calcext:value-type="date">
            <text:p>2021-07-17 0:00:00</text:p>
          </table:table-cell>
          <table:table-cell table:style-name="ce1" office:value-type="float" office:value="0.0435542897746674" calcext:value-type="float">
            <text:p>0.043554289774667</text:p>
          </table:table-cell>
          <table:table-cell table:style-name="ce1" office:value-type="float" office:value="0.0281031864322072" calcext:value-type="float">
            <text:p>0.028103186432207</text:p>
          </table:table-cell>
          <table:table-cell table:style-name="ce1" office:value-type="float" office:value="0.0248591585122768" calcext:value-type="float">
            <text:p>0.024859158512277</text:p>
          </table:table-cell>
          <table:table-cell table:style-name="ce1" office:value-type="float" office:value="0.0148171168638236" calcext:value-type="float">
            <text:p>0.014817116863824</text:p>
          </table:table-cell>
          <table:table-cell table:style-name="ce1" office:value-type="float" office:value="0.00781416831754147" calcext:value-type="float">
            <text:p>0.007814168317541</text:p>
          </table:table-cell>
          <table:table-cell table:style-name="ce1" office:value-type="float" office:value="0.0842759451382741" calcext:value-type="float">
            <text:p>0.0842759451382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8" calcext:value-type="date">
            <text:p>2021-07-18 0:00:00</text:p>
          </table:table-cell>
          <table:table-cell table:style-name="ce1" office:value-type="float" office:value="0.0424134640157724" calcext:value-type="float">
            <text:p>0.042413464015772</text:p>
          </table:table-cell>
          <table:table-cell table:style-name="ce1" office:value-type="float" office:value="0.0275527716787315" calcext:value-type="float">
            <text:p>0.027552771678732</text:p>
          </table:table-cell>
          <table:table-cell table:style-name="ce1" office:value-type="float" office:value="0.0249098463357833" calcext:value-type="float">
            <text:p>0.024909846335783</text:p>
          </table:table-cell>
          <table:table-cell table:style-name="ce1" office:value-type="float" office:value="0.0146419212107833" calcext:value-type="float">
            <text:p>0.014641921210783</text:p>
          </table:table-cell>
          <table:table-cell table:style-name="ce1" office:value-type="float" office:value="0.00868641389842307" calcext:value-type="float">
            <text:p>0.008686413898423</text:p>
          </table:table-cell>
          <table:table-cell table:style-name="ce1" office:value-type="float" office:value="0.0828317926586496" calcext:value-type="float">
            <text:p>0.082831792658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9" calcext:value-type="date">
            <text:p>2021-07-19 0:00:00</text:p>
          </table:table-cell>
          <table:table-cell table:style-name="ce1" office:value-type="float" office:value="0.0425869641316079" calcext:value-type="float">
            <text:p>0.042586964131608</text:p>
          </table:table-cell>
          <table:table-cell table:style-name="ce1" office:value-type="float" office:value="0.0277338588051487" calcext:value-type="float">
            <text:p>0.027733858805149</text:p>
          </table:table-cell>
          <table:table-cell table:style-name="ce1" office:value-type="float" office:value="0.0251247618782656" calcext:value-type="float">
            <text:p>0.025124761878266</text:p>
          </table:table-cell>
          <table:table-cell table:style-name="ce1" office:value-type="float" office:value="0.0140337880922162" calcext:value-type="float">
            <text:p>0.014033788092216</text:p>
          </table:table-cell>
          <table:table-cell table:style-name="ce1" office:value-type="float" office:value="0.00801360592765555" calcext:value-type="float">
            <text:p>0.008013605927656</text:p>
          </table:table-cell>
          <table:table-cell table:style-name="ce1" office:value-type="float" office:value="0.0820118613313879" calcext:value-type="float">
            <text:p>0.0820118613313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0" calcext:value-type="date">
            <text:p>2021-07-20 0:00:00</text:p>
          </table:table-cell>
          <table:table-cell table:style-name="ce1" office:value-type="float" office:value="0.0423548219163196" calcext:value-type="float">
            <text:p>0.04235482191632</text:p>
          </table:table-cell>
          <table:table-cell table:style-name="ce1" office:value-type="float" office:value="0.0279616110776846" calcext:value-type="float">
            <text:p>0.027961611077685</text:p>
          </table:table-cell>
          <table:table-cell table:style-name="ce1" office:value-type="float" office:value="0.0262670638864845" calcext:value-type="float">
            <text:p>0.026267063886485</text:p>
          </table:table-cell>
          <table:table-cell table:style-name="ce1" office:value-type="float" office:value="0.0138706445002877" calcext:value-type="float">
            <text:p>0.013870644500288</text:p>
          </table:table-cell>
          <table:table-cell table:style-name="ce1" office:value-type="float" office:value="0.00816298549602818" calcext:value-type="float">
            <text:p>0.008162985496028</text:p>
          </table:table-cell>
          <table:table-cell table:style-name="ce1" office:value-type="float" office:value="0.0819894931715274" calcext:value-type="float">
            <text:p>0.0819894931715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1" calcext:value-type="date">
            <text:p>2021-07-21 0:00:00</text:p>
          </table:table-cell>
          <table:table-cell table:style-name="ce1" office:value-type="float" office:value="0.0444194775186" calcext:value-type="float">
            <text:p>0.0444194775186</text:p>
          </table:table-cell>
          <table:table-cell table:style-name="ce1" office:value-type="float" office:value="0.0282904663616839" calcext:value-type="float">
            <text:p>0.028290466361684</text:p>
          </table:table-cell>
          <table:table-cell table:style-name="ce1" office:value-type="float" office:value="0.023586982067759" calcext:value-type="float">
            <text:p>0.023586982067759</text:p>
          </table:table-cell>
          <table:table-cell table:style-name="ce1" office:value-type="float" office:value="0.0149935474683452" calcext:value-type="float">
            <text:p>0.014993547468345</text:p>
          </table:table-cell>
          <table:table-cell table:style-name="ce1" office:value-type="float" office:value="0.00831617826647837" calcext:value-type="float">
            <text:p>0.008316178266478</text:p>
          </table:table-cell>
          <table:table-cell table:style-name="ce1" office:value-type="float" office:value="0.0827625319490612" calcext:value-type="float">
            <text:p>0.0827625319490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2" calcext:value-type="date">
            <text:p>2021-07-22 0:00:00</text:p>
          </table:table-cell>
          <table:table-cell table:style-name="ce1" office:value-type="float" office:value="0.0438795857741605" calcext:value-type="float">
            <text:p>0.043879585774161</text:p>
          </table:table-cell>
          <table:table-cell table:style-name="ce1" office:value-type="float" office:value="0.0269422447002778" calcext:value-type="float">
            <text:p>0.026942244700278</text:p>
          </table:table-cell>
          <table:table-cell table:style-name="ce1" office:value-type="float" office:value="0.0236322931809519" calcext:value-type="float">
            <text:p>0.023632293180952</text:p>
          </table:table-cell>
          <table:table-cell table:style-name="ce1" office:value-type="float" office:value="0.0151401596375628" calcext:value-type="float">
            <text:p>0.015140159637563</text:p>
          </table:table-cell>
          <table:table-cell table:style-name="ce1" office:value-type="float" office:value="0.00772150573070503" calcext:value-type="float">
            <text:p>0.007721505730705</text:p>
          </table:table-cell>
          <table:table-cell table:style-name="ce1" office:value-type="float" office:value="0.0813428654620433" calcext:value-type="float">
            <text:p>0.0813428654620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3" calcext:value-type="date">
            <text:p>2021-07-23 0:00:00</text:p>
          </table:table-cell>
          <table:table-cell table:style-name="ce1" office:value-type="float" office:value="0.0420918991904911" calcext:value-type="float">
            <text:p>0.042091899190491</text:p>
          </table:table-cell>
          <table:table-cell table:style-name="ce1" office:value-type="float" office:value="0.0271665712675509" calcext:value-type="float">
            <text:p>0.027166571267551</text:p>
          </table:table-cell>
          <table:table-cell table:style-name="ce1" office:value-type="float" office:value="0.0227062675835932" calcext:value-type="float">
            <text:p>0.022706267583593</text:p>
          </table:table-cell>
          <table:table-cell table:style-name="ce1" office:value-type="float" office:value="0.0145098431649727" calcext:value-type="float">
            <text:p>0.014509843164973</text:p>
          </table:table-cell>
          <table:table-cell table:style-name="ce1" office:value-type="float" office:value="0.00848391490117484" calcext:value-type="float">
            <text:p>0.008483914901175</text:p>
          </table:table-cell>
          <table:table-cell table:style-name="ce1" office:value-type="float" office:value="0.0797501516393036" calcext:value-type="float">
            <text:p>0.0797501516393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4" calcext:value-type="date">
            <text:p>2021-07-24 0:00:00</text:p>
          </table:table-cell>
          <table:table-cell table:style-name="ce1" office:value-type="float" office:value="0.0433741342900685" calcext:value-type="float">
            <text:p>0.043374134290069</text:p>
          </table:table-cell>
          <table:table-cell table:style-name="ce1" office:value-type="float" office:value="0.0265361620807717" calcext:value-type="float">
            <text:p>0.026536162080772</text:p>
          </table:table-cell>
          <table:table-cell table:style-name="ce1" office:value-type="float" office:value="0.0220178137059789" calcext:value-type="float">
            <text:p>0.022017813705979</text:p>
          </table:table-cell>
          <table:table-cell table:style-name="ce1" office:value-type="float" office:value="0.0149198937411055" calcext:value-type="float">
            <text:p>0.014919893741106</text:p>
          </table:table-cell>
          <table:table-cell table:style-name="ce1" office:value-type="float" office:value="0.00856046290669912" calcext:value-type="float">
            <text:p>0.008560462906699</text:p>
          </table:table-cell>
          <table:table-cell table:style-name="ce1" office:value-type="float" office:value="0.0802758839388279" calcext:value-type="float">
            <text:p>0.0802758839388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5" calcext:value-type="date">
            <text:p>2021-07-25 0:00:00</text:p>
          </table:table-cell>
          <table:table-cell table:style-name="ce1" office:value-type="float" office:value="0.0418494628266942" calcext:value-type="float">
            <text:p>0.041849462826694</text:p>
          </table:table-cell>
          <table:table-cell table:style-name="ce1" office:value-type="float" office:value="0.0273671637140739" calcext:value-type="float">
            <text:p>0.027367163714074</text:p>
          </table:table-cell>
          <table:table-cell table:style-name="ce1" office:value-type="float" office:value="0.0216892593454412" calcext:value-type="float">
            <text:p>0.021689259345441</text:p>
          </table:table-cell>
          <table:table-cell table:style-name="ce1" office:value-type="float" office:value="0.014473290182174" calcext:value-type="float">
            <text:p>0.014473290182174</text:p>
          </table:table-cell>
          <table:table-cell table:style-name="ce1" office:value-type="float" office:value="0.010058371491128" calcext:value-type="float">
            <text:p>0.010058371491128</text:p>
          </table:table-cell>
          <table:table-cell table:style-name="ce1" office:value-type="float" office:value="0.0795727645140265" calcext:value-type="float">
            <text:p>0.0795727645140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6" calcext:value-type="date">
            <text:p>2021-07-26 0:00:00</text:p>
          </table:table-cell>
          <table:table-cell table:style-name="ce1" office:value-type="float" office:value="0.0433813207577057" calcext:value-type="float">
            <text:p>0.043381320757706</text:p>
          </table:table-cell>
          <table:table-cell table:style-name="ce1" office:value-type="float" office:value="0.0266672457250693" calcext:value-type="float">
            <text:p>0.026667245725069</text:p>
          </table:table-cell>
          <table:table-cell table:style-name="ce1" office:value-type="float" office:value="0.0206888726971437" calcext:value-type="float">
            <text:p>0.020688872697144</text:p>
          </table:table-cell>
          <table:table-cell table:style-name="ce1" office:value-type="float" office:value="0.0158712179320306" calcext:value-type="float">
            <text:p>0.015871217932031</text:p>
          </table:table-cell>
          <table:table-cell table:style-name="ce1" office:value-type="float" office:value="0.012219919931729" calcext:value-type="float">
            <text:p>0.012219919931729</text:p>
          </table:table-cell>
          <table:table-cell table:style-name="ce1" office:value-type="float" office:value="0.0808623149483773" calcext:value-type="float">
            <text:p>0.0808623149483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7" calcext:value-type="date">
            <text:p>2021-07-27 0:00:00</text:p>
          </table:table-cell>
          <table:table-cell table:style-name="ce1" office:value-type="float" office:value="0.0409843366064816" calcext:value-type="float">
            <text:p>0.040984336606482</text:p>
          </table:table-cell>
          <table:table-cell table:style-name="ce1" office:value-type="float" office:value="0.0290881838665345" calcext:value-type="float">
            <text:p>0.029088183866535</text:p>
          </table:table-cell>
          <table:table-cell table:style-name="ce1" office:value-type="float" office:value="0.0207320491847537" calcext:value-type="float">
            <text:p>0.020732049184754</text:p>
          </table:table-cell>
          <table:table-cell table:style-name="ce1" office:value-type="float" office:value="0.0142193529795395" calcext:value-type="float">
            <text:p>0.01421935297954</text:p>
          </table:table-cell>
          <table:table-cell table:style-name="ce1" office:value-type="float" office:value="0.0105413862555776" calcext:value-type="float">
            <text:p>0.010541386255578</text:p>
          </table:table-cell>
          <table:table-cell table:style-name="ce1" office:value-type="float" office:value="0.0788983034706936" calcext:value-type="float">
            <text:p>0.078898303470694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B_defi_tokens_to_ethereum_market_cap_ratio_2021-07-28T18_19_15.776Z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Uniswap</text:p>
          </table:table-cell>
          <table:table-cell table:style-name="ce1" office:value-type="string" calcext:value-type="string">
            <text:p>Wrapped Bitcoin</text:p>
          </table:table-cell>
          <table:table-cell table:style-name="ce1" office:value-type="string" calcext:value-type="string">
            <text:p>Dai</text:p>
          </table:table-cell>
          <table:table-cell table:style-name="ce1" office:value-type="string" calcext:value-type="string">
            <text:p>Aave</text:p>
          </table:table-cell>
          <table:table-cell table:style-name="ce1" office:value-type="string" calcext:value-type="string">
            <text:p>AMP</text:p>
          </table:table-cell>
          <table:table-cell table:style-name="ce1" office:value-type="string" calcext:value-type="string">
            <text:p>Other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6-29" calcext:value-type="date">
            <text:p>2021-06-29 0:00:00</text:p>
          </table:table-cell>
          <table:table-cell table:style-name="ce1" office:value-type="float" office:value="0.0430636979246401" calcext:value-type="float">
            <text:p>0.04306369792464</text:p>
          </table:table-cell>
          <table:table-cell table:style-name="ce1" office:value-type="float" office:value="0.0277181806881125" calcext:value-type="float">
            <text:p>0.027718180688113</text:p>
          </table:table-cell>
          <table:table-cell table:style-name="ce1" office:value-type="float" office:value="0.0207218066883852" calcext:value-type="float">
            <text:p>0.020721806688385</text:p>
          </table:table-cell>
          <table:table-cell table:style-name="ce1" office:value-type="float" office:value="0.012469514350069" calcext:value-type="float">
            <text:p>0.012469514350069</text:p>
          </table:table-cell>
          <table:table-cell table:style-name="ce1" office:value-type="float" office:value="0.00990279547358101" calcext:value-type="float">
            <text:p>0.009902795473581</text:p>
          </table:table-cell>
          <table:table-cell table:style-name="ce1" office:value-type="float" office:value="0.0752497093840409" calcext:value-type="float">
            <text:p>0.0752497093840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6-30" calcext:value-type="date">
            <text:p>2021-06-30 0:00:00</text:p>
          </table:table-cell>
          <table:table-cell table:style-name="ce1" office:value-type="float" office:value="0.0402162415303879" calcext:value-type="float">
            <text:p>0.040216241530388</text:p>
          </table:table-cell>
          <table:table-cell table:style-name="ce1" office:value-type="float" office:value="0.0268222783371239" calcext:value-type="float">
            <text:p>0.026822278337124</text:p>
          </table:table-cell>
          <table:table-cell table:style-name="ce1" office:value-type="float" office:value="0.0211892574936568" calcext:value-type="float">
            <text:p>0.021189257493657</text:p>
          </table:table-cell>
          <table:table-cell table:style-name="ce1" office:value-type="float" office:value="0.0114242880683805" calcext:value-type="float">
            <text:p>0.011424288068381</text:p>
          </table:table-cell>
          <table:table-cell table:style-name="ce1" office:value-type="float" office:value="0.00933408845179746" calcext:value-type="float">
            <text:p>0.009334088451797</text:p>
          </table:table-cell>
          <table:table-cell table:style-name="ce1" office:value-type="float" office:value="0.0741529678132317" calcext:value-type="float">
            <text:p>0.0741529678132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1" calcext:value-type="date">
            <text:p>2021-07-01 0:00:00</text:p>
          </table:table-cell>
          <table:table-cell table:style-name="ce1" office:value-type="float" office:value="0.0408959778441726" calcext:value-type="float">
            <text:p>0.040895977844173</text:p>
          </table:table-cell>
          <table:table-cell table:style-name="ce1" office:value-type="float" office:value="0.0259406126114486" calcext:value-type="float">
            <text:p>0.025940612611449</text:p>
          </table:table-cell>
          <table:table-cell table:style-name="ce1" office:value-type="float" office:value="0.0213572537912973" calcext:value-type="float">
            <text:p>0.021357253791297</text:p>
          </table:table-cell>
          <table:table-cell table:style-name="ce1" office:value-type="float" office:value="0.0118891207622444" calcext:value-type="float">
            <text:p>0.011889120762244</text:p>
          </table:table-cell>
          <table:table-cell table:style-name="ce1" office:value-type="float" office:value="0.00948926542039774" calcext:value-type="float">
            <text:p>0.009489265420398</text:p>
          </table:table-cell>
          <table:table-cell table:style-name="ce1" office:value-type="float" office:value="0.0754881798031343" calcext:value-type="float">
            <text:p>0.0754881798031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2" calcext:value-type="date">
            <text:p>2021-07-02 0:00:00</text:p>
          </table:table-cell>
          <table:table-cell table:style-name="ce1" office:value-type="float" office:value="0.0416892584237258" calcext:value-type="float">
            <text:p>0.041689258423726</text:p>
          </table:table-cell>
          <table:table-cell table:style-name="ce1" office:value-type="float" office:value="0.0272158559871993" calcext:value-type="float">
            <text:p>0.027215855987199</text:p>
          </table:table-cell>
          <table:table-cell table:style-name="ce1" office:value-type="float" office:value="0.0222344423231483" calcext:value-type="float">
            <text:p>0.022234442323148</text:p>
          </table:table-cell>
          <table:table-cell table:style-name="ce1" office:value-type="float" office:value="0.0120567246959329" calcext:value-type="float">
            <text:p>0.012056724695933</text:p>
          </table:table-cell>
          <table:table-cell table:style-name="ce1" office:value-type="float" office:value="0.00938084299770833" calcext:value-type="float">
            <text:p>0.009380842997708</text:p>
          </table:table-cell>
          <table:table-cell table:style-name="ce1" office:value-type="float" office:value="0.0762613420887415" calcext:value-type="float">
            <text:p>0.0762613420887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3" calcext:value-type="date">
            <text:p>2021-07-03 0:00:00</text:p>
          </table:table-cell>
          <table:table-cell table:style-name="ce1" office:value-type="float" office:value="0.0438420600914771" calcext:value-type="float">
            <text:p>0.043842060091477</text:p>
          </table:table-cell>
          <table:table-cell table:style-name="ce1" office:value-type="float" office:value="0.0268006797058971" calcext:value-type="float">
            <text:p>0.026800679705897</text:p>
          </table:table-cell>
          <table:table-cell table:style-name="ce1" office:value-type="float" office:value="0.0208883121550491" calcext:value-type="float">
            <text:p>0.020888312155049</text:p>
          </table:table-cell>
          <table:table-cell table:style-name="ce1" office:value-type="float" office:value="0.0132234242718792" calcext:value-type="float">
            <text:p>0.013223424271879</text:p>
          </table:table-cell>
          <table:table-cell table:style-name="ce1" office:value-type="float" office:value="0.00969695713363599" calcext:value-type="float">
            <text:p>0.009696957133636</text:p>
          </table:table-cell>
          <table:table-cell table:style-name="ce1" office:value-type="float" office:value="0.0769547349930525" calcext:value-type="float">
            <text:p>0.07695473499305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4" calcext:value-type="date">
            <text:p>2021-07-04 0:00:00</text:p>
          </table:table-cell>
          <table:table-cell table:style-name="ce1" office:value-type="float" office:value="0.0468508148635184" calcext:value-type="float">
            <text:p>0.046850814863518</text:p>
          </table:table-cell>
          <table:table-cell table:style-name="ce1" office:value-type="float" office:value="0.0259163256376582" calcext:value-type="float">
            <text:p>0.025916325637658</text:p>
          </table:table-cell>
          <table:table-cell table:style-name="ce1" office:value-type="float" office:value="0.0201004500698824" calcext:value-type="float">
            <text:p>0.020100450069882</text:p>
          </table:table-cell>
          <table:table-cell table:style-name="ce1" office:value-type="float" office:value="0.0137308429519403" calcext:value-type="float">
            <text:p>0.01373084295194</text:p>
          </table:table-cell>
          <table:table-cell table:style-name="ce1" office:value-type="float" office:value="0.00905406476459526" calcext:value-type="float">
            <text:p>0.009054064764595</text:p>
          </table:table-cell>
          <table:table-cell table:style-name="ce1" office:value-type="float" office:value="0.0776254261348213" calcext:value-type="float">
            <text:p>0.0776254261348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5" calcext:value-type="date">
            <text:p>2021-07-05 0:00:00</text:p>
          </table:table-cell>
          <table:table-cell table:style-name="ce1" office:value-type="float" office:value="0.0448489206986067" calcext:value-type="float">
            <text:p>0.044848920698607</text:p>
          </table:table-cell>
          <table:table-cell table:style-name="ce1" office:value-type="float" office:value="0.0252886387626578" calcext:value-type="float">
            <text:p>0.025288638762658</text:p>
          </table:table-cell>
          <table:table-cell table:style-name="ce1" office:value-type="float" office:value="0.0208965171506217" calcext:value-type="float">
            <text:p>0.020896517150622</text:p>
          </table:table-cell>
          <table:table-cell table:style-name="ce1" office:value-type="float" office:value="0.0136932112972822" calcext:value-type="float">
            <text:p>0.013693211297282</text:p>
          </table:table-cell>
          <table:table-cell table:style-name="ce1" office:value-type="float" office:value="0.00886333180413274" calcext:value-type="float">
            <text:p>0.008863331804133</text:p>
          </table:table-cell>
          <table:table-cell table:style-name="ce1" office:value-type="float" office:value="0.0790471363574614" calcext:value-type="float">
            <text:p>0.0790471363574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6" calcext:value-type="date">
            <text:p>2021-07-06 0:00:00</text:p>
          </table:table-cell>
          <table:table-cell table:style-name="ce1" office:value-type="float" office:value="0.0512728701148856" calcext:value-type="float">
            <text:p>0.051272870114886</text:p>
          </table:table-cell>
          <table:table-cell table:style-name="ce1" office:value-type="float" office:value="0.0253914426344631" calcext:value-type="float">
            <text:p>0.025391442634463</text:p>
          </table:table-cell>
          <table:table-cell table:style-name="ce1" office:value-type="float" office:value="0.0206936186052881" calcext:value-type="float">
            <text:p>0.020693618605288</text:p>
          </table:table-cell>
          <table:table-cell table:style-name="ce1" office:value-type="float" office:value="0.0160193100411356" calcext:value-type="float">
            <text:p>0.016019310041136</text:p>
          </table:table-cell>
          <table:table-cell table:style-name="ce1" office:value-type="float" office:value="0.0089227538430563" calcext:value-type="float">
            <text:p>0.008922753843056</text:p>
          </table:table-cell>
          <table:table-cell table:style-name="ce1" office:value-type="float" office:value="0.0836480866697861" calcext:value-type="float">
            <text:p>0.0836480866697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7" calcext:value-type="date">
            <text:p>2021-07-07 0:00:00</text:p>
          </table:table-cell>
          <table:table-cell table:style-name="ce1" office:value-type="float" office:value="0.0491749802573339" calcext:value-type="float">
            <text:p>0.049174980257334</text:p>
          </table:table-cell>
          <table:table-cell table:style-name="ce1" office:value-type="float" office:value="0.0244486995388744" calcext:value-type="float">
            <text:p>0.024448699538874</text:p>
          </table:table-cell>
          <table:table-cell table:style-name="ce1" office:value-type="float" office:value="0.0200217737553245" calcext:value-type="float">
            <text:p>0.020021773755325</text:p>
          </table:table-cell>
          <table:table-cell table:style-name="ce1" office:value-type="float" office:value="0.0152342702381303" calcext:value-type="float">
            <text:p>0.01523427023813</text:p>
          </table:table-cell>
          <table:table-cell table:style-name="ce1" office:value-type="float" office:value="0.00919009340863019" calcext:value-type="float">
            <text:p>0.00919009340863</text:p>
          </table:table-cell>
          <table:table-cell table:style-name="ce1" office:value-type="float" office:value="0.0805590892616845" calcext:value-type="float">
            <text:p>0.0805590892616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8" calcext:value-type="date">
            <text:p>2021-07-08 0:00:00</text:p>
          </table:table-cell>
          <table:table-cell table:style-name="ce1" office:value-type="float" office:value="0.0473061632468391" calcext:value-type="float">
            <text:p>0.047306163246839</text:p>
          </table:table-cell>
          <table:table-cell table:style-name="ce1" office:value-type="float" office:value="0.0252739106737194" calcext:value-type="float">
            <text:p>0.025273910673719</text:p>
          </table:table-cell>
          <table:table-cell table:style-name="ce1" office:value-type="float" office:value="0.0213673275578028" calcext:value-type="float">
            <text:p>0.021367327557803</text:p>
          </table:table-cell>
          <table:table-cell table:style-name="ce1" office:value-type="float" office:value="0.0151757054343412" calcext:value-type="float">
            <text:p>0.015175705434341</text:p>
          </table:table-cell>
          <table:table-cell table:style-name="ce1" office:value-type="float" office:value="0.00918986209986039" calcext:value-type="float">
            <text:p>0.00918986209986</text:p>
          </table:table-cell>
          <table:table-cell table:style-name="ce1" office:value-type="float" office:value="0.0809020130834046" calcext:value-type="float">
            <text:p>0.0809020130834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09" calcext:value-type="date">
            <text:p>2021-07-09 0:00:00</text:p>
          </table:table-cell>
          <table:table-cell table:style-name="ce1" office:value-type="float" office:value="0.0497787523993061" calcext:value-type="float">
            <text:p>0.049778752399306</text:p>
          </table:table-cell>
          <table:table-cell table:style-name="ce1" office:value-type="float" office:value="0.0269931330108069" calcext:value-type="float">
            <text:p>0.026993133010807</text:p>
          </table:table-cell>
          <table:table-cell table:style-name="ce1" office:value-type="float" office:value="0.0219440066541975" calcext:value-type="float">
            <text:p>0.021944006654198</text:p>
          </table:table-cell>
          <table:table-cell table:style-name="ce1" office:value-type="float" office:value="0.0155597667081112" calcext:value-type="float">
            <text:p>0.015559766708111</text:p>
          </table:table-cell>
          <table:table-cell table:style-name="ce1" office:value-type="float" office:value="0.00934121645532681" calcext:value-type="float">
            <text:p>0.009341216455327</text:p>
          </table:table-cell>
          <table:table-cell table:style-name="ce1" office:value-type="float" office:value="0.0841125400229274" calcext:value-type="float">
            <text:p>0.0841125400229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0" calcext:value-type="date">
            <text:p>2021-07-10 0:00:00</text:p>
          </table:table-cell>
          <table:table-cell table:style-name="ce1" office:value-type="float" office:value="0.047423532870559" calcext:value-type="float">
            <text:p>0.047423532870559</text:p>
          </table:table-cell>
          <table:table-cell table:style-name="ce1" office:value-type="float" office:value="0.0265575667146508" calcext:value-type="float">
            <text:p>0.026557566714651</text:p>
          </table:table-cell>
          <table:table-cell table:style-name="ce1" office:value-type="float" office:value="0.0222799429762166" calcext:value-type="float">
            <text:p>0.022279942976217</text:p>
          </table:table-cell>
          <table:table-cell table:style-name="ce1" office:value-type="float" office:value="0.0151292540521892" calcext:value-type="float">
            <text:p>0.015129254052189</text:p>
          </table:table-cell>
          <table:table-cell table:style-name="ce1" office:value-type="float" office:value="0.0091870913235881" calcext:value-type="float">
            <text:p>0.009187091323588</text:p>
          </table:table-cell>
          <table:table-cell table:style-name="ce1" office:value-type="float" office:value="0.0830732078948019" calcext:value-type="float">
            <text:p>0.0830732078948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1" calcext:value-type="date">
            <text:p>2021-07-11 0:00:00</text:p>
          </table:table-cell>
          <table:table-cell table:style-name="ce1" office:value-type="float" office:value="0.0487823901004747" calcext:value-type="float">
            <text:p>0.048782390100475</text:p>
          </table:table-cell>
          <table:table-cell table:style-name="ce1" office:value-type="float" office:value="0.0272092662160776" calcext:value-type="float">
            <text:p>0.027209266216078</text:p>
          </table:table-cell>
          <table:table-cell table:style-name="ce1" office:value-type="float" office:value="0.0219868257865287" calcext:value-type="float">
            <text:p>0.021986825786529</text:p>
          </table:table-cell>
          <table:table-cell table:style-name="ce1" office:value-type="float" office:value="0.0157727409128124" calcext:value-type="float">
            <text:p>0.015772740912812</text:p>
          </table:table-cell>
          <table:table-cell table:style-name="ce1" office:value-type="float" office:value="0.00924421105565771" calcext:value-type="float">
            <text:p>0.009244211055658</text:p>
          </table:table-cell>
          <table:table-cell table:style-name="ce1" office:value-type="float" office:value="0.084892205819058" calcext:value-type="float">
            <text:p>0.0848922058190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2" calcext:value-type="date">
            <text:p>2021-07-12 0:00:00</text:p>
          </table:table-cell>
          <table:table-cell table:style-name="ce1" office:value-type="float" office:value="0.0471616733517338" calcext:value-type="float">
            <text:p>0.047161673351734</text:p>
          </table:table-cell>
          <table:table-cell table:style-name="ce1" office:value-type="float" office:value="0.0267202633036656" calcext:value-type="float">
            <text:p>0.026720263303666</text:p>
          </table:table-cell>
          <table:table-cell table:style-name="ce1" office:value-type="float" office:value="0.0225846472302264" calcext:value-type="float">
            <text:p>0.022584647230226</text:p>
          </table:table-cell>
          <table:table-cell table:style-name="ce1" office:value-type="float" office:value="0.0156850271157197" calcext:value-type="float">
            <text:p>0.01568502711572</text:p>
          </table:table-cell>
          <table:table-cell table:style-name="ce1" office:value-type="float" office:value="0.00891042561023543" calcext:value-type="float">
            <text:p>0.008910425610235</text:p>
          </table:table-cell>
          <table:table-cell table:style-name="ce1" office:value-type="float" office:value="0.0847298949622751" calcext:value-type="float">
            <text:p>0.0847298949622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3" calcext:value-type="date">
            <text:p>2021-07-13 0:00:00</text:p>
          </table:table-cell>
          <table:table-cell table:style-name="ce1" office:value-type="float" office:value="0.0478125639455204" calcext:value-type="float">
            <text:p>0.04781256394552</text:p>
          </table:table-cell>
          <table:table-cell table:style-name="ce1" office:value-type="float" office:value="0.0278470481638834" calcext:value-type="float">
            <text:p>0.027847048163883</text:p>
          </table:table-cell>
          <table:table-cell table:style-name="ce1" office:value-type="float" office:value="0.0242134885688259" calcext:value-type="float">
            <text:p>0.024213488568826</text:p>
          </table:table-cell>
          <table:table-cell table:style-name="ce1" office:value-type="float" office:value="0.0160219599573436" calcext:value-type="float">
            <text:p>0.016021959957344</text:p>
          </table:table-cell>
          <table:table-cell table:style-name="ce1" office:value-type="float" office:value="0.009040416840613" calcext:value-type="float">
            <text:p>0.009040416840613</text:p>
          </table:table-cell>
          <table:table-cell table:style-name="ce1" office:value-type="float" office:value="0.0861907300503748" calcext:value-type="float">
            <text:p>0.0861907300503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4" calcext:value-type="date">
            <text:p>2021-07-14 0:00:00</text:p>
          </table:table-cell>
          <table:table-cell table:style-name="ce1" office:value-type="float" office:value="0.0468112313957775" calcext:value-type="float">
            <text:p>0.046811231395778</text:p>
          </table:table-cell>
          <table:table-cell table:style-name="ce1" office:value-type="float" office:value="0.02842768507916" calcext:value-type="float">
            <text:p>0.02842768507916</text:p>
          </table:table-cell>
          <table:table-cell table:style-name="ce1" office:value-type="float" office:value="0.0235642015181549" calcext:value-type="float">
            <text:p>0.023564201518155</text:p>
          </table:table-cell>
          <table:table-cell table:style-name="ce1" office:value-type="float" office:value="0.0160567672405371" calcext:value-type="float">
            <text:p>0.016056767240537</text:p>
          </table:table-cell>
          <table:table-cell table:style-name="ce1" office:value-type="float" office:value="0.00935727129363077" calcext:value-type="float">
            <text:p>0.009357271293631</text:p>
          </table:table-cell>
          <table:table-cell table:style-name="ce1" office:value-type="float" office:value="0.0863061578177418" calcext:value-type="float">
            <text:p>0.0863061578177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5" calcext:value-type="date">
            <text:p>2021-07-15 0:00:00</text:p>
          </table:table-cell>
          <table:table-cell table:style-name="ce1" office:value-type="float" office:value="0.0438492998584219" calcext:value-type="float">
            <text:p>0.043849299858422</text:p>
          </table:table-cell>
          <table:table-cell table:style-name="ce1" office:value-type="float" office:value="0.0273443966530846" calcext:value-type="float">
            <text:p>0.027344396653085</text:p>
          </table:table-cell>
          <table:table-cell table:style-name="ce1" office:value-type="float" office:value="0.0240108530408803" calcext:value-type="float">
            <text:p>0.02401085304088</text:p>
          </table:table-cell>
          <table:table-cell table:style-name="ce1" office:value-type="float" office:value="0.0150730736477478" calcext:value-type="float">
            <text:p>0.015073073647748</text:p>
          </table:table-cell>
          <table:table-cell table:style-name="ce1" office:value-type="float" office:value="0.00864720177595605" calcext:value-type="float">
            <text:p>0.008647201775956</text:p>
          </table:table-cell>
          <table:table-cell table:style-name="ce1" office:value-type="float" office:value="0.0839319700669602" calcext:value-type="float">
            <text:p>0.083931970066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6" calcext:value-type="date">
            <text:p>2021-07-16 0:00:00</text:p>
          </table:table-cell>
          <table:table-cell table:style-name="ce1" office:value-type="float" office:value="0.0444992869570698" calcext:value-type="float">
            <text:p>0.04449928695707</text:p>
          </table:table-cell>
          <table:table-cell table:style-name="ce1" office:value-type="float" office:value="0.0276344745745256" calcext:value-type="float">
            <text:p>0.027634474574526</text:p>
          </table:table-cell>
          <table:table-cell table:style-name="ce1" office:value-type="float" office:value="0.0251057516547905" calcext:value-type="float">
            <text:p>0.025105751654791</text:p>
          </table:table-cell>
          <table:table-cell table:style-name="ce1" office:value-type="float" office:value="0.015417186125771" calcext:value-type="float">
            <text:p>0.015417186125771</text:p>
          </table:table-cell>
          <table:table-cell table:style-name="ce1" office:value-type="float" office:value="0.00850427854021024" calcext:value-type="float">
            <text:p>0.00850427854021</text:p>
          </table:table-cell>
          <table:table-cell table:style-name="ce1" office:value-type="float" office:value="0.0848827236954026" calcext:value-type="float">
            <text:p>0.08488272369540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7" calcext:value-type="date">
            <text:p>2021-07-17 0:00:00</text:p>
          </table:table-cell>
          <table:table-cell table:style-name="ce1" office:value-type="float" office:value="0.0435542897746674" calcext:value-type="float">
            <text:p>0.043554289774667</text:p>
          </table:table-cell>
          <table:table-cell table:style-name="ce1" office:value-type="float" office:value="0.0281031864322072" calcext:value-type="float">
            <text:p>0.028103186432207</text:p>
          </table:table-cell>
          <table:table-cell table:style-name="ce1" office:value-type="float" office:value="0.0248591585122768" calcext:value-type="float">
            <text:p>0.024859158512277</text:p>
          </table:table-cell>
          <table:table-cell table:style-name="ce1" office:value-type="float" office:value="0.0148171168638236" calcext:value-type="float">
            <text:p>0.014817116863824</text:p>
          </table:table-cell>
          <table:table-cell table:style-name="ce1" office:value-type="float" office:value="0.00781416831754147" calcext:value-type="float">
            <text:p>0.007814168317541</text:p>
          </table:table-cell>
          <table:table-cell table:style-name="ce1" office:value-type="float" office:value="0.0842759451382741" calcext:value-type="float">
            <text:p>0.0842759451382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8" calcext:value-type="date">
            <text:p>2021-07-18 0:00:00</text:p>
          </table:table-cell>
          <table:table-cell table:style-name="ce1" office:value-type="float" office:value="0.0424134640157724" calcext:value-type="float">
            <text:p>0.042413464015772</text:p>
          </table:table-cell>
          <table:table-cell table:style-name="ce1" office:value-type="float" office:value="0.0275527716787315" calcext:value-type="float">
            <text:p>0.027552771678732</text:p>
          </table:table-cell>
          <table:table-cell table:style-name="ce1" office:value-type="float" office:value="0.0249098463357833" calcext:value-type="float">
            <text:p>0.024909846335783</text:p>
          </table:table-cell>
          <table:table-cell table:style-name="ce1" office:value-type="float" office:value="0.0146419212107833" calcext:value-type="float">
            <text:p>0.014641921210783</text:p>
          </table:table-cell>
          <table:table-cell table:style-name="ce1" office:value-type="float" office:value="0.00868641389842307" calcext:value-type="float">
            <text:p>0.008686413898423</text:p>
          </table:table-cell>
          <table:table-cell table:style-name="ce1" office:value-type="float" office:value="0.0828317926586496" calcext:value-type="float">
            <text:p>0.082831792658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19" calcext:value-type="date">
            <text:p>2021-07-19 0:00:00</text:p>
          </table:table-cell>
          <table:table-cell table:style-name="ce1" office:value-type="float" office:value="0.0425869641316079" calcext:value-type="float">
            <text:p>0.042586964131608</text:p>
          </table:table-cell>
          <table:table-cell table:style-name="ce1" office:value-type="float" office:value="0.0277338588051487" calcext:value-type="float">
            <text:p>0.027733858805149</text:p>
          </table:table-cell>
          <table:table-cell table:style-name="ce1" office:value-type="float" office:value="0.0251247618782656" calcext:value-type="float">
            <text:p>0.025124761878266</text:p>
          </table:table-cell>
          <table:table-cell table:style-name="ce1" office:value-type="float" office:value="0.0140337880922162" calcext:value-type="float">
            <text:p>0.014033788092216</text:p>
          </table:table-cell>
          <table:table-cell table:style-name="ce1" office:value-type="float" office:value="0.00801360592765555" calcext:value-type="float">
            <text:p>0.008013605927656</text:p>
          </table:table-cell>
          <table:table-cell table:style-name="ce1" office:value-type="float" office:value="0.0820118613313879" calcext:value-type="float">
            <text:p>0.0820118613313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0" calcext:value-type="date">
            <text:p>2021-07-20 0:00:00</text:p>
          </table:table-cell>
          <table:table-cell table:style-name="ce1" office:value-type="float" office:value="0.0423548219163196" calcext:value-type="float">
            <text:p>0.04235482191632</text:p>
          </table:table-cell>
          <table:table-cell table:style-name="ce1" office:value-type="float" office:value="0.0279616110776846" calcext:value-type="float">
            <text:p>0.027961611077685</text:p>
          </table:table-cell>
          <table:table-cell table:style-name="ce1" office:value-type="float" office:value="0.0262670638864845" calcext:value-type="float">
            <text:p>0.026267063886485</text:p>
          </table:table-cell>
          <table:table-cell table:style-name="ce1" office:value-type="float" office:value="0.0138706445002877" calcext:value-type="float">
            <text:p>0.013870644500288</text:p>
          </table:table-cell>
          <table:table-cell table:style-name="ce1" office:value-type="float" office:value="0.00816298549602818" calcext:value-type="float">
            <text:p>0.008162985496028</text:p>
          </table:table-cell>
          <table:table-cell table:style-name="ce1" office:value-type="float" office:value="0.0819894931715274" calcext:value-type="float">
            <text:p>0.0819894931715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1" calcext:value-type="date">
            <text:p>2021-07-21 0:00:00</text:p>
          </table:table-cell>
          <table:table-cell table:style-name="ce1" office:value-type="float" office:value="0.0444194775186" calcext:value-type="float">
            <text:p>0.0444194775186</text:p>
          </table:table-cell>
          <table:table-cell table:style-name="ce1" office:value-type="float" office:value="0.0282904663616839" calcext:value-type="float">
            <text:p>0.028290466361684</text:p>
          </table:table-cell>
          <table:table-cell table:style-name="ce1" office:value-type="float" office:value="0.023586982067759" calcext:value-type="float">
            <text:p>0.023586982067759</text:p>
          </table:table-cell>
          <table:table-cell table:style-name="ce1" office:value-type="float" office:value="0.0149935474683452" calcext:value-type="float">
            <text:p>0.014993547468345</text:p>
          </table:table-cell>
          <table:table-cell table:style-name="ce1" office:value-type="float" office:value="0.00831617826647837" calcext:value-type="float">
            <text:p>0.008316178266478</text:p>
          </table:table-cell>
          <table:table-cell table:style-name="ce1" office:value-type="float" office:value="0.0827625319490612" calcext:value-type="float">
            <text:p>0.0827625319490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2" calcext:value-type="date">
            <text:p>2021-07-22 0:00:00</text:p>
          </table:table-cell>
          <table:table-cell table:style-name="ce1" office:value-type="float" office:value="0.0438795857741605" calcext:value-type="float">
            <text:p>0.043879585774161</text:p>
          </table:table-cell>
          <table:table-cell table:style-name="ce1" office:value-type="float" office:value="0.0269422447002778" calcext:value-type="float">
            <text:p>0.026942244700278</text:p>
          </table:table-cell>
          <table:table-cell table:style-name="ce1" office:value-type="float" office:value="0.0236322931809519" calcext:value-type="float">
            <text:p>0.023632293180952</text:p>
          </table:table-cell>
          <table:table-cell table:style-name="ce1" office:value-type="float" office:value="0.0151401596375628" calcext:value-type="float">
            <text:p>0.015140159637563</text:p>
          </table:table-cell>
          <table:table-cell table:style-name="ce1" office:value-type="float" office:value="0.00772150573070503" calcext:value-type="float">
            <text:p>0.007721505730705</text:p>
          </table:table-cell>
          <table:table-cell table:style-name="ce1" office:value-type="float" office:value="0.0813428654620433" calcext:value-type="float">
            <text:p>0.0813428654620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3" calcext:value-type="date">
            <text:p>2021-07-23 0:00:00</text:p>
          </table:table-cell>
          <table:table-cell table:style-name="ce1" office:value-type="float" office:value="0.0420918991904911" calcext:value-type="float">
            <text:p>0.042091899190491</text:p>
          </table:table-cell>
          <table:table-cell table:style-name="ce1" office:value-type="float" office:value="0.0271665712675509" calcext:value-type="float">
            <text:p>0.027166571267551</text:p>
          </table:table-cell>
          <table:table-cell table:style-name="ce1" office:value-type="float" office:value="0.0227062675835932" calcext:value-type="float">
            <text:p>0.022706267583593</text:p>
          </table:table-cell>
          <table:table-cell table:style-name="ce1" office:value-type="float" office:value="0.0145098431649727" calcext:value-type="float">
            <text:p>0.014509843164973</text:p>
          </table:table-cell>
          <table:table-cell table:style-name="ce1" office:value-type="float" office:value="0.00848391490117484" calcext:value-type="float">
            <text:p>0.008483914901175</text:p>
          </table:table-cell>
          <table:table-cell table:style-name="ce1" office:value-type="float" office:value="0.0797501516393036" calcext:value-type="float">
            <text:p>0.0797501516393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4" calcext:value-type="date">
            <text:p>2021-07-24 0:00:00</text:p>
          </table:table-cell>
          <table:table-cell table:style-name="ce1" office:value-type="float" office:value="0.0433741342900685" calcext:value-type="float">
            <text:p>0.043374134290069</text:p>
          </table:table-cell>
          <table:table-cell table:style-name="ce1" office:value-type="float" office:value="0.0265361620807717" calcext:value-type="float">
            <text:p>0.026536162080772</text:p>
          </table:table-cell>
          <table:table-cell table:style-name="ce1" office:value-type="float" office:value="0.0220178137059789" calcext:value-type="float">
            <text:p>0.022017813705979</text:p>
          </table:table-cell>
          <table:table-cell table:style-name="ce1" office:value-type="float" office:value="0.0149198937411055" calcext:value-type="float">
            <text:p>0.014919893741106</text:p>
          </table:table-cell>
          <table:table-cell table:style-name="ce1" office:value-type="float" office:value="0.00856046290669912" calcext:value-type="float">
            <text:p>0.008560462906699</text:p>
          </table:table-cell>
          <table:table-cell table:style-name="ce1" office:value-type="float" office:value="0.0802758839388279" calcext:value-type="float">
            <text:p>0.0802758839388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5" calcext:value-type="date">
            <text:p>2021-07-25 0:00:00</text:p>
          </table:table-cell>
          <table:table-cell table:style-name="ce1" office:value-type="float" office:value="0.0418494628266942" calcext:value-type="float">
            <text:p>0.041849462826694</text:p>
          </table:table-cell>
          <table:table-cell table:style-name="ce1" office:value-type="float" office:value="0.0273671637140739" calcext:value-type="float">
            <text:p>0.027367163714074</text:p>
          </table:table-cell>
          <table:table-cell table:style-name="ce1" office:value-type="float" office:value="0.0216892593454412" calcext:value-type="float">
            <text:p>0.021689259345441</text:p>
          </table:table-cell>
          <table:table-cell table:style-name="ce1" office:value-type="float" office:value="0.014473290182174" calcext:value-type="float">
            <text:p>0.014473290182174</text:p>
          </table:table-cell>
          <table:table-cell table:style-name="ce1" office:value-type="float" office:value="0.010058371491128" calcext:value-type="float">
            <text:p>0.010058371491128</text:p>
          </table:table-cell>
          <table:table-cell table:style-name="ce1" office:value-type="float" office:value="0.0795727645140265" calcext:value-type="float">
            <text:p>0.0795727645140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6" calcext:value-type="date">
            <text:p>2021-07-26 0:00:00</text:p>
          </table:table-cell>
          <table:table-cell table:style-name="ce1" office:value-type="float" office:value="0.0433813207577057" calcext:value-type="float">
            <text:p>0.043381320757706</text:p>
          </table:table-cell>
          <table:table-cell table:style-name="ce1" office:value-type="float" office:value="0.0266672457250693" calcext:value-type="float">
            <text:p>0.026667245725069</text:p>
          </table:table-cell>
          <table:table-cell table:style-name="ce1" office:value-type="float" office:value="0.0206888726971437" calcext:value-type="float">
            <text:p>0.020688872697144</text:p>
          </table:table-cell>
          <table:table-cell table:style-name="ce1" office:value-type="float" office:value="0.0158712179320306" calcext:value-type="float">
            <text:p>0.015871217932031</text:p>
          </table:table-cell>
          <table:table-cell table:style-name="ce1" office:value-type="float" office:value="0.012219919931729" calcext:value-type="float">
            <text:p>0.012219919931729</text:p>
          </table:table-cell>
          <table:table-cell table:style-name="ce1" office:value-type="float" office:value="0.0808623149483773" calcext:value-type="float">
            <text:p>0.0808623149483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1-07-27" calcext:value-type="date">
            <text:p>2021-07-27 0:00:00</text:p>
          </table:table-cell>
          <table:table-cell table:style-name="ce1" office:value-type="float" office:value="0.0409843366064816" calcext:value-type="float">
            <text:p>0.040984336606482</text:p>
          </table:table-cell>
          <table:table-cell table:style-name="ce1" office:value-type="float" office:value="0.0290881838665345" calcext:value-type="float">
            <text:p>0.029088183866535</text:p>
          </table:table-cell>
          <table:table-cell table:style-name="ce1" office:value-type="float" office:value="0.0207320491847537" calcext:value-type="float">
            <text:p>0.020732049184754</text:p>
          </table:table-cell>
          <table:table-cell table:style-name="ce1" office:value-type="float" office:value="0.0142193529795395" calcext:value-type="float">
            <text:p>0.01421935297954</text:p>
          </table:table-cell>
          <table:table-cell table:style-name="ce1" office:value-type="float" office:value="0.0105413862555776" calcext:value-type="float">
            <text:p>0.010541386255578</text:p>
          </table:table-cell>
          <table:table-cell table:style-name="ce1" office:value-type="float" office:value="0.0788983034706936" calcext:value-type="float">
            <text:p>0.078898303470694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ITB_5f_defi_5f_tokens_5f_to_5f_ethereum_5f_market_5f_cap_5f_ratio_5f_2021-07-28T18_5f_19_5f_15.776Z" style:display-name="PageStyle_Copy of ITB_defi_tokens_to_ethereum_market_cap_ratio_2021-07-28T18_19_15.776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B_5f_defi_5f_tokens_5f_to_5f_ethereum_5f_market_5f_cap_5f_ratio_5f_2021-07-28T18_5f_19_5f_15.776Z" style:display-name="PageStyle_ITB_defi_tokens_to_ethereum_market_cap_ratio_2021-07-28T18_19_15.776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0" meta:object-count="0"/>
    <meta:generator>LibreOfficeDev/6.0.5.2$Linux_X86_64 LibreOffice_project/</meta:generator>
  </office:meta>
</office:document-meta>
</file>